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3b1" officeooo:paragraph-rsid="001803b1"/>
    </style:style>
    <style:style style:name="P2" style:family="paragraph" style:parent-style-name="Standard">
      <style:text-properties officeooo:rsid="00180ab8" officeooo:paragraph-rsid="00180ab8"/>
    </style:style>
    <style:style style:name="P3" style:family="paragraph" style:parent-style-name="Text_20_body" style:list-style-name="L2">
      <style:text-properties officeooo:paragraph-rsid="00180ab8"/>
    </style:style>
    <style:style style:name="T1" style:family="text">
      <style:text-properties officeooo:rsid="00180ab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n Code. </text:p>
      <text:p text:style-name="P2">Tujuan.</text:p>
      <text:list xml:id="list2636209543" text:style-name="L2">
        <text:list-item>
          <text:p text:style-name="P3"><text:span text:style-name="T1">Agar kode program mudah dimengerti programmer lain </text:span></text:p>
        </text:list-item>
        <text:list-item>
          <text:p text:style-name="P3">Agar kode program mudah dibaca dan ditelusuri </text:p>
        </text:list-item>
        <text:list-item>
          <text:p text:style-name="P3">Agar memperlancar proses pengembangan perangkat lunak secara tim </text:p>
        </text:list-item>
        <text:list-item>
          <text:p text:style-name="P3">Agar pengembangan perangkat lunak dapat dilakukan dalam jangka panjang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1:30:37.088949866</meta:creation-date>
    <dc:date>2020-11-18T01:56:29.805545501</dc:date>
    <meta:editing-duration>PT25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38" meta:character-count="259" meta:non-whitespace-character-count="227"/>
  </office:meta>
</office:document-meta>
</file>